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5.24mm"/>
    </style:style>
    <style:style style:name="co4" style:family="table-column">
      <style:table-column-properties fo:break-before="auto" style:column-width="8.54mm"/>
    </style:style>
    <style:style style:name="co5" style:family="table-column">
      <style:table-column-properties fo:break-before="auto" style:column-width="8.8mm"/>
    </style:style>
    <style:style style:name="co6" style:family="table-column">
      <style:table-column-properties fo:break-before="auto" style:column-width="8.24mm"/>
    </style:style>
    <style:style style:name="co7" style:family="table-column">
      <style:table-column-properties fo:break-before="auto" style:column-width="7.87mm"/>
    </style:style>
    <style:style style:name="co8" style:family="table-column">
      <style:table-column-properties fo:break-before="auto" style:column-width="7.5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7.11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28.12mm"/>
    </style:style>
    <style:style style:name="co13" style:family="table-column">
      <style:table-column-properties fo:break-before="auto" style:column-width="30.92mm"/>
    </style:style>
    <style:style style:name="co14" style:family="table-column">
      <style:table-column-properties fo:break-before="auto" style:column-width="33.3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49mm"/>
    </style:style>
    <style:style style:name="co17" style:family="table-column">
      <style:table-column-properties fo:break-before="auto" style:column-width="31.49mm"/>
    </style:style>
    <style:style style:name="co18" style:family="table-column">
      <style:table-column-properties fo:break-before="auto" style:column-width="9.17mm"/>
    </style:style>
    <style:style style:name="co19" style:family="table-column">
      <style:table-column-properties fo:break-before="auto" style:column-width="8.61mm"/>
    </style:style>
    <style:style style:name="co20" style:family="table-column">
      <style:table-column-properties fo:break-before="auto" style:column-width="29.05mm"/>
    </style:style>
    <style:style style:name="co21" style:family="table-column">
      <style:table-column-properties fo:break-before="auto" style:column-width="32.44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14.06mm"/>
    </style:style>
    <style:style style:name="co25" style:family="table-column">
      <style:table-column-properties fo:break-before="auto" style:column-width="1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7mm" fo:break-before="auto" style:use-optimal-row-height="true"/>
    </style:style>
    <style:style style:name="ro3" style:family="table-row">
      <style:table-row-properties style:row-height="15.96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12.35mm" fo:break-before="auto" style:use-optimal-row-height="true"/>
    </style:style>
    <style:style style:name="ro6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wrap-option="wrap"/>
      <style:text-properties fo:color="#b2b2b2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b2b2b2" style:font-name="Liberation Sans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eli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Baseline 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Summe rel. Dok.</text:p>
          </table:table-cell>
          <table:table-cell office:value-type="string" calcext:value-type="string">
            <text:p>Average Precision</text:p>
          </table:table-cell>
          <table:table-cell table:style-name="ce7" office:value-type="string" calcext:value-type="string">
            <text:p>M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icID</text:p>
          </table:table-cell>
          <table:table-cell office:value-type="string" calcext:value-type="string">
            <text:p>Topicname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tion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6:.M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9"/>
          <table:table-cell office:value-type="float" office:value="0.1" calcext:value-type="float">
            <text:p>0,1</text:p>
          </table:table-cell>
          <table:table-cell table:formula="of:=SUM([.D8:.M8])" office:value-type="float" office:value="0.1" calcext:value-type="float">
            <text:p>0,1</text:p>
          </table:table-cell>
          <table:table-cell table:formula="of:=[.N8]/[.N6]"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ffai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0:.M1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 table:formula="of:=SUM([.D12:.M12])" office:value-type="float" office:value="2.67" calcext:value-type="float">
            <text:p>2,67</text:p>
          </table:table-cell>
          <table:table-cell table:formula="of:=[.N12]/[.N10]" office:value-type="float" office:value="0.6675" calcext:value-type="float">
            <text:p>0,667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coho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4:.M1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29" calcext:value-type="float">
            <text:p>0,29</text:p>
          </table:table-cell>
          <table:table-cell table:number-columns-repeated="3"/>
          <table:table-cell table:formula="of:=SUM([.D16:.M16])" office:value-type="float" office:value="0.54" calcext:value-type="float">
            <text:p>0,54</text:p>
          </table:table-cell>
          <table:table-cell table:formula="of:=[.N16]/[.N14]" office:value-type="float" office:value="0.27" calcext:value-type="float">
            <text:p>0,2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ima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18:.M1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5"/>
          <table:table-cell table:formula="of:=SUM([.D20:.M20])" office:value-type="float" office:value="2.6" calcext:value-type="float">
            <text:p>2,6</text:p>
          </table:table-cell>
          <table:table-cell table:formula="of:=[.N20]/[.N18]" office:value-type="float" office:value="0.866666666666667" calcext:value-type="float">
            <text:p>0,86666666666666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puting</text:p>
          </table:table-cell>
          <table:table-cell/>
          <table:table-cell office:value-type="string" calcext:value-type="string">
            <text:p>[keine Ergebnisse]</text:p>
          </table:table-cell>
          <table:table-cell table:number-columns-repeated="9"/>
          <table:table-cell table:formula="of:=SUM([.D22:.M22])" office:value-type="float" office:value="0" calcext:value-type="float">
            <text:p>0</text:p>
          </table:table-cell>
          <table:table-cell table:formula="of:=[.N22]/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0.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im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26:.M26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table:formula="of:=SUM([.D28:.M28])" office:value-type="float" office:value="0.83" calcext:value-type="float">
            <text:p>0,83</text:p>
          </table:table-cell>
          <table:table-cell table:formula="of:=[.N28]/[.N26]" office:value-type="float" office:value="0.276666666666667" calcext:value-type="float">
            <text:p>0,27666666666666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ath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30:.M3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table:number-columns-repeated="4"/>
          <table:table-cell table:formula="of:=SUM([.D32:.M32])" office:value-type="float" office:value="0.53" calcext:value-type="float">
            <text:p>0,53</text:p>
          </table:table-cell>
          <table:table-cell table:formula="of:=[.N32]/[.N30]" office:value-type="float" office:value="0.265" calcext:value-type="float">
            <text:p>0,26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omsda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keine weiteren Ergebnisse]</text:p>
          </table:table-cell>
          <table:table-cell table:number-columns-repeated="6"/>
          <table:table-cell table:formula="of:=SUM([.D34:.M3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D36:.M36])" office:value-type="float" office:value="2" calcext:value-type="float">
            <text:p>2</text:p>
          </table:table-cell>
          <table:table-cell table:formula="of:=[.N36]/[.N34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duc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8:.M3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0.29" calcext:value-type="float">
            <text:p>0,29</text:p>
          </table:table-cell>
          <table:table-cell table:number-columns-repeated="3"/>
          <table:table-cell table:formula="of:=SUM([.D40:.M40])" office:value-type="float" office:value="0.79" calcext:value-type="float">
            <text:p>0,79</text:p>
          </table:table-cell>
          <table:table-cell table:formula="of:=[.N40]/[.N38]" office:value-type="float" office:value="0.395" calcext:value-type="float">
            <text:p>0,39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nvironment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42:.M4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6"/>
          <table:table-cell office:value-type="float" office:value="0.14" calcext:value-type="float">
            <text:p>0,14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formula="of:=SUM([.D44:.M44])" office:value-type="float" office:value="0.39" calcext:value-type="float">
            <text:p>0,39</text:p>
          </table:table-cell>
          <table:table-cell table:formula="of:=[.N44]/[.N42]" office:value-type="float" office:value="0.195" calcext:value-type="float">
            <text:p>0,19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antas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D46:.M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table:number-columns-repeated="7"/>
          <table:table-cell table:formula="of:=SUM([.D48:.M48])" office:value-type="float" office:value="0.33" calcext:value-type="float">
            <text:p>0,33</text:p>
          </table:table-cell>
          <table:table-cell table:formula="of:=[.N48]/[.N46]" office:value-type="float" office:value="0.33" calcext:value-type="float">
            <text:p>0,3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o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50:.M50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 office:value-type="float" office:value="0.33" calcext:value-type="float">
            <text:p>0,33</text:p>
          </table:table-cell>
          <table:table-cell office:value-type="float" office:value="0.29" calcext:value-type="float">
            <text:p>0,29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.38" calcext:value-type="float">
            <text:p>0,38</text:p>
          </table:table-cell>
          <table:table-cell table:number-columns-repeated="2"/>
          <table:table-cell table:formula="of:=SUM([.D52:.M52])" office:value-type="float" office:value="1.78" calcext:value-type="float">
            <text:p>1,78</text:p>
          </table:table-cell>
          <table:table-cell table:formula="of:=[.N52]/[.N50]" office:value-type="float" office:value="0.593333333333333" calcext:value-type="float">
            <text:p>0,59333333333333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etting marri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54:.M5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table:formula="of:=SUM([.D56:.M56])" office:value-type="float" office:value="5.35" calcext:value-type="float">
            <text:p>5,35</text:p>
          </table:table-cell>
          <table:table-cell table:formula="of:=[.N56]/[.N54]" office:value-type="float" office:value="0.764285714285714" calcext:value-type="float">
            <text:p>0,76428571428571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oliday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58:.M58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table:formula="of:=SUM([.D60:.M60])" office:value-type="float" office:value="7.27" calcext:value-type="float">
            <text:p>7,27</text:p>
          </table:table-cell>
          <table:table-cell table:formula="of:=[.N60]/[.N58]" office:value-type="float" office:value="0.90875" calcext:value-type="float">
            <text:p>0,9087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sani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62:.M6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 office:value-type="float" office:value="0.33" calcext:value-type="float">
            <text:p>0,33</text:p>
          </table:table-cell>
          <table:table-cell office:value-type="float" office:value="0.29" calcext:value-type="float">
            <text:p>0,29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.38" calcext:value-type="float">
            <text:p>0,38</text:p>
          </table:table-cell>
          <table:table-cell table:number-columns-repeated="2"/>
          <table:table-cell table:formula="of:=SUM([.D64:.M64])" office:value-type="float" office:value="1.78" calcext:value-type="float">
            <text:p>1,78</text:p>
          </table:table-cell>
          <table:table-cell table:formula="of:=[.N64]/[.N62]" office:value-type="float" office:value="0.593333333333333" calcext:value-type="float">
            <text:p>0,59333333333333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ternet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66:.M66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/>
          <table:table-cell table:formula="of:=SUM([.D68:.M68])" office:value-type="float" office:value="7.63" calcext:value-type="float">
            <text:p>7,63</text:p>
          </table:table-cell>
          <table:table-cell table:formula="of:=[.N68]/[.N66]" office:value-type="float" office:value="0.95375" calcext:value-type="float">
            <text:p>0,9537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i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70:.M7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formula="of:=SUM([.D72:.M72])" office:value-type="float" office:value="1.98" calcext:value-type="float">
            <text:p>1,98</text:p>
          </table:table-cell>
          <table:table-cell table:formula="of:=[.N72]/[.N70]" office:value-type="float" office:value="0.495" calcext:value-type="float">
            <text:p>0,49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gb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keine weiteren Ergebnisse]</text:p>
          </table:table-cell>
          <table:table-cell table:number-columns-repeated="8"/>
          <table:table-cell table:formula="of:=SUM([.D74:.M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5:.M7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fi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78:.M7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67" calcext:value-type="float">
            <text:p>0,67</text:p>
          </table:table-cell>
          <table:table-cell office:value-type="float" office:value="0.57" calcext:value-type="float">
            <text:p>0,57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table:formula="of:=SUM([.D80:.M80])" office:value-type="float" office:value="4.72" calcext:value-type="float">
            <text:p>4,72</text:p>
          </table:table-cell>
          <table:table-cell table:formula="of:=[.N80]/[.N78]" office:value-type="float" office:value="0.674285714285714" calcext:value-type="float">
            <text:p>0,67428571428571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edica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82:.M8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5"/>
          <table:table-cell table:formula="of:=SUM([.D84:.M84])" office:value-type="float" office:value="2.6" calcext:value-type="float">
            <text:p>2,6</text:p>
          </table:table-cell>
          <table:table-cell table:formula="of:=[.N84]/[.N82]" office:value-type="float" office:value="0.866666666666667" calcext:value-type="float">
            <text:p>0,86666666666666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litar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86:.M8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63" calcext:value-type="float">
            <text:p>0,63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table:number-columns-repeated="3"/>
          <table:table-cell table:formula="of:=SUM([.D88:.M88])" office:value-type="float" office:value="2.98" calcext:value-type="float">
            <text:p>2,98</text:p>
          </table:table-cell>
          <table:table-cell table:formula="of:=[.N88]/[.N86]" office:value-type="float" office:value="0.596" calcext:value-type="float">
            <text:p>0,59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ovie film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90:.M90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0.88" calcext:value-type="float">
            <text:p>0,88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SUM([.D92:.M92])" office:value-type="float" office:value="7.68" calcext:value-type="float">
            <text:p>7,68</text:p>
          </table:table-cell>
          <table:table-cell table:formula="of:=[.N92]/[.N90]" office:value-type="float" office:value="0.96" calcext:value-type="float">
            <text:p>0,9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usical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formula="of:=SUM([.D94:.M94])" office:value-type="float" office:value="0" calcext:value-type="float">
            <text:p>0</text:p>
          </table:table-cell>
          <table:table-cell table:formula="of:=[.N94]/[.N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litic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98:.M9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33" calcext:value-type="float">
            <text:p>0,33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formula="of:=SUM([.D100:.M100])" office:value-type="float" office:value="3.42" calcext:value-type="float">
            <text:p>3,42</text:p>
          </table:table-cell>
          <table:table-cell table:formula="of:=[.N100]/[.N98]" office:value-type="float" office:value="0.57" calcext:value-type="float">
            <text:p>0,5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ligion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02:.M102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SUM([.D104:.M104])" office:value-type="float" office:value="7.38" calcext:value-type="float">
            <text:p>7,38</text:p>
          </table:table-cell>
          <table:table-cell table:formula="of:=[.N104]/[.N102]" office:value-type="float" office:value="0.9225" calcext:value-type="float">
            <text:p>0,922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ad tri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106:.M1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table:number-columns-repeated="6"/>
          <table:table-cell table:formula="of:=SUM([.D108:.M108])" office:value-type="float" office:value="0.25" calcext:value-type="float">
            <text:p>0,25</text:p>
          </table:table-cell>
          <table:table-cell table:formula="of:=[.N108]/[.N106]" office:value-type="float" office:value="0.25" calcext:value-type="float">
            <text:p>0,2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manc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10:.M11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57" calcext:value-type="float">
            <text:p>0,57</text:p>
          </table:table-cell>
          <table:table-cell office:value-type="float" office:value="0.63" calcext:value-type="float">
            <text:p>0,63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0.63" calcext:value-type="float">
            <text:p>0,63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SUM([.D112:.M112])" office:value-type="float" office:value="4.4" calcext:value-type="float">
            <text:p>4,4</text:p>
          </table:table-cell>
          <table:table-cell table:formula="of:=[.N112]/[.N110]" office:value-type="float" office:value="0.733333333333333" calcext:value-type="float">
            <text:p>0,73333333333333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choo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14:.M11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57" calcext:value-type="float">
            <text:p>0,57</text:p>
          </table:table-cell>
          <table:table-cell office:value-type="float" office:value="0.5" calcext:value-type="float">
            <text:p>0,5</text:p>
          </table:table-cell>
          <table:table-cell office:value-type="float" office:value="0.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57" calcext:value-type="float">
            <text:p>0,57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formula="of:=SUM([.D116:.M116])" office:value-type="float" office:value="2.22" calcext:value-type="float">
            <text:p>2,22</text:p>
          </table:table-cell>
          <table:table-cell table:formula="of:=[.N116]/[.N114]" office:value-type="float" office:value="0.444" calcext:value-type="float">
            <text:p>0,44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port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formula="of:=SUM([.D118:.M118])" office:value-type="float" office:value="0" calcext:value-type="float">
            <text:p>0</text:p>
          </table:table-cell>
          <table:table-cell table:formula="of:=[.N118]/[.N1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uper-hero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122:.M12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67" calcext:value-type="float">
            <text:p>0,67</text:p>
          </table:table-cell>
          <table:table-cell office:value-type="float" office:value="0.57" calcext:value-type="float">
            <text:p>0,57</text:p>
          </table:table-cell>
          <table:table-cell office:value-type="float" office:value="0.5" calcext:value-type="float">
            <text:p>0,5</text:p>
          </table:table-cell>
          <table:table-cell office:value-type="float" office:value="0.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table:number-columns-repeated="5"/>
          <table:table-cell table:formula="of:=SUM([.D124:.M124])" office:value-type="float" office:value="3.22" calcext:value-type="float">
            <text:p>3,22</text:p>
          </table:table-cell>
          <table:table-cell table:formula="of:=[.N124]/[.N122]" office:value-type="float" office:value="0.805" calcext:value-type="float">
            <text:p>0,80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av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26:.M12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57" calcext:value-type="float">
            <text:p>0,57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57" calcext:value-type="float">
            <text:p>0,57</text:p>
          </table:table-cell>
          <table:table-cell/>
          <table:table-cell office:value-type="float" office:value="0.56" calcext:value-type="float">
            <text:p>0,56</text:p>
          </table:table-cell>
          <table:table-cell/>
          <table:table-cell table:formula="of:=SUM([.D128:.M128])" office:value-type="float" office:value="2.8" calcext:value-type="float">
            <text:p>2,8</text:p>
          </table:table-cell>
          <table:table-cell table:formula="of:=[.N128]/[.N126]" office:value-type="float" office:value="0.56" calcext:value-type="float">
            <text:p>0,5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ork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30:.M1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125" calcext:value-type="float">
            <text:p>0,125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6"/>
          <table:table-cell office:value-type="float" office:value="0.14" calcext:value-type="float">
            <text:p>0,14</text:p>
          </table:table-cell>
          <table:table-cell table:number-columns-repeated="3"/>
          <table:table-cell table:formula="of:=SUM([.D132:.M132])" office:value-type="float" office:value="0.14" calcext:value-type="float">
            <text:p>0,14</text:p>
          </table:table-cell>
          <table:table-cell table:formula="of:=[.N132]/[.N130]" office:value-type="float" office:value="0.14" calcext:value-type="float">
            <text:p>0,1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lecti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34:.M13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63" calcext:value-type="float">
            <text:p>0,63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formula="of:=SUM([.D136:.M136])" office:value-type="float" office:value="3.41" calcext:value-type="float">
            <text:p>3,41</text:p>
          </table:table-cell>
          <table:table-cell table:formula="of:=[.N136]/[.N134]" office:value-type="float" office:value="0.568333333333333" calcext:value-type="float">
            <text:p>0,56833333333333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 contro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38:.M13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57" calcext:value-type="float">
            <text:p>0,57</text:p>
          </table:table-cell>
          <table:table-cell office:value-type="float" office:value="0.5" calcext:value-type="float">
            <text:p>0,5</text:p>
          </table:table-cell>
          <table:table-cell office:value-type="float" office:value="0.44" calcext:value-type="float">
            <text:p>0,44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/>
          <table:table-cell office:value-type="float" office:value="0.57" calcext:value-type="float">
            <text:p>0,57</text:p>
          </table:table-cell>
          <table:table-cell table:number-columns-repeated="3"/>
          <table:table-cell table:formula="of:=SUM([.D140:.M140])" office:value-type="float" office:value="3.17" calcext:value-type="float">
            <text:p>3,17</text:p>
          </table:table-cell>
          <table:table-cell table:formula="of:=[.N140]/[.N138]" office:value-type="float" office:value="0.7925" calcext:value-type="float">
            <text:p>0,792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obbing</text:p>
          </table:table-cell>
          <table:table-cell/>
          <table:table-cell office:value-type="string" calcext:value-type="string">
            <text:p>[keine Ergebnisse]</text:p>
          </table:table-cell>
          <table:table-cell table:number-columns-repeated="9"/>
          <table:table-cell table:formula="of:=SUM([.D142:.M142])" office:value-type="float" office:value="0" calcext:value-type="float">
            <text:p>0</text:p>
          </table:table-cell>
          <table:table-cell table:formula="of:=[.N142]/[.N1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triotism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keine weiteren Ergebnisse]</text:p>
          </table:table-cell>
          <table:table-cell table:number-columns-repeated="4"/>
          <table:table-cell table:formula="of:=SUM([.D146:.M14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5"/>
          <table:table-cell table:formula="of:=SUM([.D148:.M148])" office:value-type="float" office:value="3.8" calcext:value-type="float">
            <text:p>3,8</text:p>
          </table:table-cell>
          <table:table-cell table:formula="of:=[.N148]/[.N146]" office:value-type="float" office:value="0.95" calcext:value-type="float">
            <text:p>0,9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150:.M15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formula="of:=SUM([.D152:.M152])" office:value-type="float" office:value="4.16" calcext:value-type="float">
            <text:p>4,16</text:p>
          </table:table-cell>
          <table:table-cell table:formula="of:=[.N152]/[.N150]" office:value-type="float" office:value="0.693333333333333" calcext:value-type="float">
            <text:p>0,69333333333333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usty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54:.M15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75" calcext:value-type="float">
            <text:p>0,875</text:p>
          </table:table-cell>
          <table:table-cell office:value-type="float" office:value="0.89" calcext:value-type="float">
            <text:p>0,89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.86" calcext:value-type="float">
            <text:p>0,86</text:p>
          </table:table-cell>
          <table:table-cell office:value-type="float" office:value="0.875" calcext:value-type="float">
            <text:p>0,875</text:p>
          </table:table-cell>
          <table:table-cell office:value-type="float" office:value="0.89" calcext:value-type="float">
            <text:p>0,89</text:p>
          </table:table-cell>
          <table:table-cell/>
          <table:table-cell table:formula="of:=SUM([.D156:.M156])" office:value-type="float" office:value="7.625" calcext:value-type="float">
            <text:p>7,625</text:p>
          </table:table-cell>
          <table:table-cell table:formula="of:=[.N156]/[.N154]" office:value-type="float" office:value="0.953125" calcext:value-type="float">
            <text:p>0,95312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t Bo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158:.M15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33" calcext:value-type="float">
            <text:p>0,33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formula="of:=SUM([.D160:.M160])" office:value-type="float" office:value="3.42" calcext:value-type="float">
            <text:p>3,42</text:p>
          </table:table-cell>
          <table:table-cell table:formula="of:=[.N160]/[.N158]" office:value-type="float" office:value="0.57" calcext:value-type="float">
            <text:p>0,5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er taver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62:.M16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33" calcext:value-type="float">
            <text:p>0,33</text:p>
          </table:table-cell>
          <table:table-cell office:value-type="float" office:value="0.29" calcext:value-type="float">
            <text:p>0,29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.38" calcext:value-type="float">
            <text:p>0,38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SUM([.D164:.M164])" office:value-type="float" office:value="2.78" calcext:value-type="float">
            <text:p>2,78</text:p>
          </table:table-cell>
          <table:table-cell table:formula="of:=[.N164]/[.N162]" office:value-type="float" office:value="0.695" calcext:value-type="float">
            <text:p>0,69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tupid Fland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D166:.M1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68:.M168])" office:value-type="float" office:value="1" calcext:value-type="float">
            <text:p>1</text:p>
          </table:table-cell>
          <table:table-cell table:formula="of:=[.N168]/[.N166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/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Okily Dokily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formula="of:=SUM([.D170:.M170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office:value-type="string" calcext:value-type="string">
            <text:p>Precision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string" calcext:value-type="string">
            <text:p>Precision(relevant)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172:.M172])" office:value-type="float" office:value="10" calcext:value-type="float">
            <text:p>10</text:p>
          </table:table-cell>
          <table:table-cell table:formula="of:=[.N172]/[.N170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/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Lisa saxophone 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74:.M17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office:value-type="string" calcext:value-type="string">
            <text:p>Precis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office:value-type="float" office:value="0.43" calcext:value-type="float">
            <text:p>0,43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string" calcext:value-type="string">
            <text:p>Precision(relevant)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office:value-type="float" office:value="0.43" calcext:value-type="float">
            <text:p>0,43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table:formula="of:=SUM([.D176:.M176])" office:value-type="float" office:value="1.36" calcext:value-type="float">
            <text:p>1,36</text:p>
          </table:table-cell>
          <table:table-cell table:formula="of:=[.N176]/[.N174]" office:value-type="float" office:value="0.34" calcext:value-type="float">
            <text:p>0,34</text:p>
          </table:table-cell>
          <table:table-cell/>
        </table:table-row>
        <table:table-row table:style-name="ro1">
          <table:table-cell/>
          <table:table-cell table:style-name="ce4"/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Lisa Bart treehouse 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D178:.M17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office:value-type="string" calcext:value-type="string">
            <text:p>Preci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57" calcext:value-type="float">
            <text:p>0,57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string" calcext:value-type="string">
            <text:p>Precision(relevant)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57" calcext:value-type="float">
            <text:p>0,57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table:formula="of:=SUM([.D180:.M180])" office:value-type="float" office:value="3.72" calcext:value-type="float">
            <text:p>3,72</text:p>
          </table:table-cell>
          <table:table-cell table:formula="of:=[.N180]/[.N178]" office:value-type="float" office:value="0.531428571428571" calcext:value-type="float">
            <text:p>0,531428571428571</text:p>
          </table:table-cell>
          <table:table-cell/>
        </table:table-row>
        <table:table-row table:style-name="ro1">
          <table:table-cell/>
          <table:table-cell table:style-name="ce4"/>
          <table:table-cell table:number-columns-repeated="14"/>
        </table:table-row>
        <table:table-row table:style-name="ro3">
          <table:table-cell table:style-name="ce2" office:value-type="string" calcext:value-type="string">
            <text:p>[9</text:p>
          </table:table-cell>
          <table:table-cell table:style-name="ce5" office:value-type="string" calcext:value-type="string">
            <text:p>How many times is Bart in the Detention Room ]</text:p>
          </table:table-cell>
          <table:table-cell table:style-name="ce2"/>
          <table:table-cell table:number-columns-repeated="13"/>
        </table:table-row>
        <table:table-row table:style-name="ro1">
          <table:table-cell table:style-name="ce2"/>
          <table:table-cell table:style-name="ce6"/>
          <table:table-cell table:style-name="ce2" office:value-type="string" calcext:value-type="string">
            <text:p>Precision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6"/>
          <table:table-cell table:style-name="ce2" office:value-type="string" calcext:value-type="string">
            <text:p>Precision(relevant)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13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Who says donut most often </text:p>
          </table:table-cell>
          <table:table-cell table:style-name="ce2"/>
          <table:table-cell table:number-columns-repeated="13"/>
        </table:table-row>
        <table:table-row table:style-name="ro1">
          <table:table-cell table:style-name="ce2"/>
          <table:table-cell table:style-name="ce6"/>
          <table:table-cell table:style-name="ce2" office:value-type="string" calcext:value-type="string">
            <text:p>Precision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6"/>
          <table:table-cell table:style-name="ce2" office:value-type="string" calcext:value-type="string">
            <text:p>Precision(relevant)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13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Where is Bart’s favorite location </text:p>
          </table:table-cell>
          <table:table-cell table:style-name="ce2"/>
          <table:table-cell table:number-columns-repeated="13"/>
        </table:table-row>
        <table:table-row table:style-name="ro1">
          <table:table-cell table:style-name="ce2"/>
          <table:table-cell table:style-name="ce6"/>
          <table:table-cell table:style-name="ce2" office:value-type="string" calcext:value-type="string">
            <text:p>Precision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6"/>
          <table:table-cell table:style-name="ce2" office:value-type="string" calcext:value-type="string">
            <text:p>Precision(relevant)</text:p>
          </table:table-cell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4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lisa milhouse alone 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194:.M1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office:value-type="string" calcext:value-type="string">
            <text:p>Precis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string" calcext:value-type="string">
            <text:p>Precision(relevant)</text:p>
          </table:table-cell>
          <table:table-cell table:number-columns-repeated="7"/>
          <table:table-cell office:value-type="float" office:value="0.13" calcext:value-type="float">
            <text:p>0,13</text:p>
          </table:table-cell>
          <table:table-cell table:number-columns-repeated="2"/>
          <table:table-cell table:formula="of:=SUM([.D196:.M196])" office:value-type="float" office:value="0.13" calcext:value-type="float">
            <text:p>0,13</text:p>
          </table:table-cell>
          <table:table-cell table:formula="of:=[.N196]/[.N194]" office:value-type="float" office:value="0.13" calcext:value-type="float">
            <text:p>0,13</text:p>
          </table:table-cell>
          <table:table-cell/>
        </table:table-row>
        <table:table-row table:style-name="ro1">
          <table:table-cell/>
          <table:table-cell table:style-name="ce4"/>
          <table:table-cell table:number-columns-repeated="1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op words in episode 100 </text:p>
          </table:table-cell>
          <table:table-cell table:style-name="ce2"/>
          <table:table-cell table:number-columns-repeated="13"/>
        </table:table-row>
        <table:table-row table:style-name="ro1">
          <table:table-cell table:style-name="ce2"/>
          <table:table-cell table:style-name="ce6"/>
          <table:table-cell table:style-name="ce2" office:value-type="string" calcext:value-type="string">
            <text:p>Precision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6"/>
          <table:table-cell table:style-name="ce2" office:value-type="string" calcext:value-type="string">
            <text:p>Precision(relevant)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13"/>
        </table:table-row>
        <table:table-row table:style-name="ro5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most relevant words in season 1 </text:p>
          </table:table-cell>
          <table:table-cell table:style-name="ce2"/>
          <table:table-cell table:number-columns-repeated="1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recision</text:p>
          </table:table-cell>
          <table:table-cell table:number-columns-repeated="1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recision(relevant)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string" calcext:value-type="string">
            <text:p>Summe:</text:p>
          </table:table-cell>
          <table:table-cell office:value-type="string" calcext:value-type="string">
            <text:p>MAP:</text:p>
          </table:table-cell>
        </table:table-row>
        <table:table-row table:style-name="ro1">
          <table:table-cell table:number-columns-repeated="14"/>
          <table:table-cell table:formula="of:=SUM([.O8:.O196])" office:value-type="float" office:value="25.4197916666667" calcext:value-type="float">
            <text:p>25,4197916666667</text:p>
          </table:table-cell>
          <table:table-cell table:style-name="ce7" table:formula="of:=[.O206]/COUNT([.O8:.O196])" office:value-type="float" office:value="0.564884259259259" calcext:value-type="float">
            <text:p>0,564884259259259</text:p>
          </table:table-cell>
        </table:table-row>
      </table:table>
      <table:table table:name="Refined" table:style-name="ta1"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Refined Version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Summe rel. Dok.</text:p>
          </table:table-cell>
          <table:table-cell office:value-type="string" calcext:value-type="string">
            <text:p>Average Precision</text:p>
          </table:table-cell>
          <table:table-cell table:style-name="ce7"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picID</text:p>
          </table:table-cell>
          <table:table-cell office:value-type="string" calcext:value-type="string">
            <text:p>Topicname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6:.M6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office:value-type="float" office:value="0.43" calcext:value-type="float">
            <text:p>0,43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33" calcext:value-type="float">
            <text:p>0,33</text:p>
          </table:table-cell>
          <table:table-cell office:value-type="float" office:value="0.43" calcext:value-type="float">
            <text:p>0,43</text:p>
          </table:table-cell>
          <table:table-cell table:number-columns-repeated="3"/>
          <table:table-cell table:formula="of:=SUM([.D8:.M8])" office:value-type="float" office:value="1.76" calcext:value-type="float">
            <text:p>1,76</text:p>
          </table:table-cell>
          <table:table-cell table:formula="of:=[.N8]/[.N6]" office:value-type="float" office:value="0.586666666666667" calcext:value-type="float">
            <text:p>0,586666666666667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ffai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0:.M10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63" calcext:value-type="float">
            <text:p>0,63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formula="of:=SUM([.D12:.M12])" office:value-type="float" office:value="3.9" calcext:value-type="float">
            <text:p>3,9</text:p>
          </table:table-cell>
          <table:table-cell table:formula="of:=[.N12]/[.N10]" office:value-type="float" office:value="0.65" calcext:value-type="float">
            <text:p>0,65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coho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14:.M14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table:formula="of:=SUM([.D16:.M16])" office:value-type="float" office:value="6.82" calcext:value-type="float">
            <text:p>6,82</text:p>
          </table:table-cell>
          <table:table-cell table:formula="of:=[.N16]/[.N14]" office:value-type="float" office:value="0.8525" calcext:value-type="float">
            <text:p>0,8525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ima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8:.M18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office:value-type="float" office:value="0.29" calcext:value-type="float">
            <text:p>0,29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float" office:value="0.38" calcext:value-type="float">
            <text:p>0,38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SUM([.D20:.M20])" office:value-type="float" office:value="1.31" calcext:value-type="float">
            <text:p>1,31</text:p>
          </table:table-cell>
          <table:table-cell table:formula="of:=[.N20]/[.N18]" office:value-type="float" office:value="0.3275" calcext:value-type="float">
            <text:p>0,3275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puting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22:.M22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5"/>
          <table:table-cell office:value-type="float" office:value="0.17" calcext:value-type="float">
            <text:p>0,17</text:p>
          </table:table-cell>
          <table:table-cell table:number-columns-repeated="4"/>
          <table:table-cell table:formula="of:=SUM([.D24:.M24])" office:value-type="float" office:value="0.17" calcext:value-type="float">
            <text:p>0,17</text:p>
          </table:table-cell>
          <table:table-cell table:formula="of:=[.N24]/[.N22]" office:value-type="float" office:value="0.17" calcext:value-type="float">
            <text:p>0,17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im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26:.M26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57" calcext:value-type="float">
            <text:p>0,57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table:number-columns-repeated="2"/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formula="of:=SUM([.D28:.M28])" office:value-type="float" office:value="4.43" calcext:value-type="float">
            <text:p>4,43</text:p>
          </table:table-cell>
          <table:table-cell table:formula="of:=[.N28]/[.N26]" office:value-type="float" office:value="0.738333333333333" calcext:value-type="float">
            <text:p>0,738333333333333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at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D30:.M30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formula="of:=SUM([.D32:.M32])" office:value-type="float" office:value="2.93" calcext:value-type="float">
            <text:p>2,93</text:p>
          </table:table-cell>
          <table:table-cell table:formula="of:=[.N32]/[.N30]" office:value-type="float" office:value="2.93" calcext:value-type="float">
            <text:p>2,93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omsda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34:.M3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0.44" calcext:value-type="float">
            <text:p>0,44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2"/>
          <table:table-cell table:formula="of:=SUM([.D36:.M36])" office:value-type="float" office:value="2.27" calcext:value-type="float">
            <text:p>2,27</text:p>
          </table:table-cell>
          <table:table-cell table:formula="of:=[.N36]/[.N34]" office:value-type="float" office:value="0.5675" calcext:value-type="float">
            <text:p>0,5675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ducati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38:.M38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,75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SUM([.D40:.M40])" office:value-type="float" office:value="5.58" calcext:value-type="float">
            <text:p>5,58</text:p>
          </table:table-cell>
          <table:table-cell table:formula="of:=[.N40]/[.N38]" office:value-type="float" office:value="0.797142857142857" calcext:value-type="float">
            <text:p>0,797142857142857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nvironm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2:.M42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57" calcext:value-type="float">
            <text:p>0,57</text:p>
          </table:table-cell>
          <table:table-cell office:value-type="float" office:value="0.5" calcext:value-type="float">
            <text:p>0,5</text:p>
          </table:table-cell>
          <table:table-cell office:value-type="float" office:value="0.44" calcext:value-type="float">
            <text:p>0,44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0.67" calcext:value-type="float">
            <text:p>0,67</text:p>
          </table:table-cell>
          <table:table-cell table:number-columns-repeated="2"/>
          <table:table-cell office:value-type="float" office:value="0.44" calcext:value-type="float">
            <text:p>0,44</text:p>
          </table:table-cell>
          <table:table-cell/>
          <table:table-cell table:formula="of:=SUM([.D44:.M44])" office:value-type="float" office:value="3.53" calcext:value-type="float">
            <text:p>3,53</text:p>
          </table:table-cell>
          <table:table-cell table:formula="of:=[.N44]/[.N42]" office:value-type="float" office:value="0.706" calcext:value-type="float">
            <text:p>0,706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antas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46:.M46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5"/>
          <table:table-cell office:value-type="float" office:value="0.4" calcext:value-type="float">
            <text:p>0,4</text:p>
          </table:table-cell>
          <table:table-cell table:formula="of:=SUM([.D48:.M48])" office:value-type="float" office:value="3.15" calcext:value-type="float">
            <text:p>3,15</text:p>
          </table:table-cell>
          <table:table-cell table:formula="of:=[.N48]/[.N46]" office:value-type="float" office:value="0.7875" calcext:value-type="float">
            <text:p>0,7875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od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50:.M50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formula="of:=SUM([.D52:.M52])" office:value-type="float" office:value="7.8" calcext:value-type="float">
            <text:p>7,8</text:p>
          </table:table-cell>
          <table:table-cell table:formula="of:=[.N52]/[.N50]" office:value-type="float" office:value="0.975" calcext:value-type="float">
            <text:p>0,975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etting marri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54:.M54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table:formula="of:=SUM([.D56:.M56])" office:value-type="float" office:value="5.35" calcext:value-type="float">
            <text:p>5,35</text:p>
          </table:table-cell>
          <table:table-cell table:formula="of:=[.N56]/[.N54]" office:value-type="float" office:value="0.764285714285714" calcext:value-type="float">
            <text:p>0,764285714285714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oliday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58:.M58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table:formula="of:=SUM([.D60:.M60])" office:value-type="float" office:value="8.67" calcext:value-type="float">
            <text:p>8,67</text:p>
          </table:table-cell>
          <table:table-cell table:formula="of:=[.N60]/[.N58]" office:value-type="float" office:value="0.963333333333333" calcext:value-type="float">
            <text:p>0,963333333333333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sanity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formula="of:=SUM([.D62:.M6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10"/>
          <table:table-cell table:formula="of:=SUM([.D64:.M6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terne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66:.M6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57" calcext:value-type="float">
            <text:p>0,57</text:p>
          </table:table-cell>
          <table:table-cell office:value-type="float" office:value="0.5" calcext:value-type="float">
            <text:p>0,5</text:p>
          </table:table-cell>
          <table:table-cell office:value-type="float" office:value="0.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formula="of:=SUM([.D68:.M68])" office:value-type="float" office:value="3.27" calcext:value-type="float">
            <text:p>3,27</text:p>
          </table:table-cell>
          <table:table-cell table:formula="of:=[.N68]/[.N66]" office:value-type="float" office:value="0.654" calcext:value-type="float">
            <text:p>0,654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id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70:.M70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29" calcext:value-type="float">
            <text:p>0,29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formula="of:=SUM([.D72:.M72])" office:value-type="float" office:value="0.84" calcext:value-type="float">
            <text:p>0,84</text:p>
          </table:table-cell>
          <table:table-cell table:formula="of:=[.N72]/[.N70]"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gbtq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74:.M74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SUM([.D76:.M76])" office:value-type="float" office:value="4.43" calcext:value-type="float">
            <text:p>4,43</text:p>
          </table:table-cell>
          <table:table-cell table:formula="of:=[.N76]/[.N74]" office:value-type="float" office:value="0.632857142857143" calcext:value-type="float">
            <text:p>0,632857142857143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f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78:.M78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5"/>
          <table:table-cell table:formula="of:=SUM([.D80:.M80])" office:value-type="float" office:value="1.43" calcext:value-type="float">
            <text:p>1,43</text:p>
          </table:table-cell>
          <table:table-cell table:formula="of:=[.N80]/[.N78]" office:value-type="float" office:value="0.476666666666667" calcext:value-type="float">
            <text:p>0,476666666666667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edica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82:.M82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67" calcext:value-type="float">
            <text:p>0,67</text:p>
          </table:table-cell>
          <table:table-cell office:value-type="float" office:value="0.57" calcext:value-type="float">
            <text:p>0,57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56" calcext:value-type="float">
            <text:p>0,56</text:p>
          </table:table-cell>
          <table:table-cell/>
          <table:table-cell table:formula="of:=SUM([.D84:.M84])" office:value-type="float" office:value="4.11" calcext:value-type="float">
            <text:p>4,11</text:p>
          </table:table-cell>
          <table:table-cell table:formula="of:=[.N84]/[.N82]" office:value-type="float" office:value="0.822" calcext:value-type="float">
            <text:p>0,822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lit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86:.M8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0.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SUM([.D88:.M88])" office:value-type="float" office:value="4" calcext:value-type="float">
            <text:p>4</text:p>
          </table:table-cell>
          <table:table-cell table:formula="of:=[.N88]/[.N86]" office:value-type="float" office:value="0.8" calcext:value-type="float">
            <text:p>0,8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ovie film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formula="of:=SUM([.D90:.M90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92:.M92])" office:value-type="float" office:value="10" calcext:value-type="float">
            <text:p>10</text:p>
          </table:table-cell>
          <table:table-cell table:formula="of:=[.N92]/[.N90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usical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formula="of:=SUM([.D94:.M9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litics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98:.M98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78" calcext:value-type="float">
            <text:p>0,78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0.88" calcext:value-type="float">
            <text:p>0,88</text:p>
          </table:table-cell>
          <table:table-cell table:number-columns-repeated="2"/>
          <table:table-cell table:formula="of:=SUM([.D100:.M100])" office:value-type="float" office:value="6.88" calcext:value-type="float">
            <text:p>6,88</text:p>
          </table:table-cell>
          <table:table-cell table:formula="of:=[.N100]/[.N98]" office:value-type="float" office:value="0.982857142857143" calcext:value-type="float">
            <text:p>0,982857142857143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ligi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102:.M102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,75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table:formula="of:=SUM([.D104:.M104])" office:value-type="float" office:value="6.46" calcext:value-type="float">
            <text:p>6,46</text:p>
          </table:table-cell>
          <table:table-cell table:formula="of:=[.N104]/[.N102]" office:value-type="float" office:value="0.8075" calcext:value-type="float">
            <text:p>0,8075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ad tr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D106:.M106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33" calcext:value-type="float">
            <text:p>0,33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table:number-columns-repeated="7"/>
          <table:table-cell table:formula="of:=SUM([.D108:.M108])" office:value-type="float" office:value="1.67" calcext:value-type="float">
            <text:p>1,67</text:p>
          </table:table-cell>
          <table:table-cell table:formula="of:=[.N108]/[.N106]" office:value-type="float" office:value="0.835" calcext:value-type="float">
            <text:p>0,835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man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10:.M110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0.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SUM([.D112:.M112])" office:value-type="float" office:value="3.42" calcext:value-type="float">
            <text:p>3,42</text:p>
          </table:table-cell>
          <table:table-cell table:formula="of:=[.N112]/[.N110]" office:value-type="float" office:value="0.684" calcext:value-type="float">
            <text:p>0,684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chool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14:.M114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/>
          <table:table-cell table:formula="of:=SUM([.D116:.M116])" office:value-type="float" office:value="6.16" calcext:value-type="float">
            <text:p>6,16</text:p>
          </table:table-cell>
          <table:table-cell table:formula="of:=[.N116]/[.N114]" office:value-type="float" office:value="0.88" calcext:value-type="float">
            <text:p>0,88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por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118:.M118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67" calcext:value-type="float">
            <text:p>0,67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formula="of:=SUM([.D120:.M120])" office:value-type="float" office:value="4.05" calcext:value-type="float">
            <text:p>4,05</text:p>
          </table:table-cell>
          <table:table-cell table:formula="of:=[.N120]/[.N118]" office:value-type="float" office:value="0.675" calcext:value-type="float">
            <text:p>0,675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uper-heroe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formula="of:=SUM([.D122:.M12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10"/>
          <table:table-cell table:formula="of:=SUM([.D124:.M1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av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26:.M12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57" calcext:value-type="float">
            <text:p>0,57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table:number-columns-repeated="2"/>
          <table:table-cell office:value-type="float" office:value="0.56" calcext:value-type="float">
            <text:p>0,56</text:p>
          </table:table-cell>
          <table:table-cell/>
          <table:table-cell table:formula="of:=SUM([.D128:.M128])" office:value-type="float" office:value="2.83" calcext:value-type="float">
            <text:p>2,83</text:p>
          </table:table-cell>
          <table:table-cell table:formula="of:=[.N128]/[.N126]" office:value-type="float" office:value="0.566" calcext:value-type="float">
            <text:p>0,566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o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30:.M130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office:value-type="float" office:value="0.43" calcext:value-type="float">
            <text:p>0,43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table:number-columns-repeated="3"/>
          <table:table-cell office:value-type="float" office:value="0.43" calcext:value-type="float">
            <text:p>0,43</text:p>
          </table:table-cell>
          <table:table-cell table:number-columns-repeated="3"/>
          <table:table-cell table:formula="of:=SUM([.D132:.M132])" office:value-type="float" office:value="2.1" calcext:value-type="float">
            <text:p>2,1</text:p>
          </table:table-cell>
          <table:table-cell table:formula="of:=[.N132]/[.N130]" office:value-type="float" office:value="0.7" calcext:value-type="float">
            <text:p>0,7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lection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34:.M134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71" calcext:value-type="float">
            <text:p>0,71</text:p>
          </table:table-cell>
          <table:table-cell office:value-type="float" office:value="0.63" calcext:value-type="float">
            <text:p>0,63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.83" calcext:value-type="float">
            <text:p>0,83</text:p>
          </table:table-cell>
          <table:table-cell table:number-columns-repeated="3"/>
          <table:table-cell office:value-type="float" office:value="0.6" calcext:value-type="float">
            <text:p>0,6</text:p>
          </table:table-cell>
          <table:table-cell table:formula="of:=SUM([.D136:.M136])" office:value-type="float" office:value="5.43" calcext:value-type="float">
            <text:p>5,43</text:p>
          </table:table-cell>
          <table:table-cell table:formula="of:=[.N136]/[.N134]" office:value-type="float" office:value="0.905" calcext:value-type="float">
            <text:p>0,905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 contro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38:.M138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table:number-columns-repeated="4"/>
          <table:table-cell table:formula="of:=SUM([.D140:.M140])" office:value-type="float" office:value="0.53" calcext:value-type="float">
            <text:p>0,53</text:p>
          </table:table-cell>
          <table:table-cell table:formula="of:=[.N140]/[.N138]" office:value-type="float" office:value="0.265" calcext:value-type="float">
            <text:p>0,265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obb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42:.M142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29" calcext:value-type="float">
            <text:p>0,29</text:p>
          </table:table-cell>
          <table:table-cell/>
          <table:table-cell office:value-type="float" office:value="0.33" calcext:value-type="float">
            <text:p>0,33</text:p>
          </table:table-cell>
          <table:table-cell/>
          <table:table-cell table:formula="of:=SUM([.D144:.M144])" office:value-type="float" office:value="1.62" calcext:value-type="float">
            <text:p>1,62</text:p>
          </table:table-cell>
          <table:table-cell table:formula="of:=[.N144]/[.N142]" office:value-type="float" office:value="0.54" calcext:value-type="float">
            <text:p>0,54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triotis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46:.M146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57" calcext:value-type="float">
            <text:p>0,57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0.67" calcext:value-type="float">
            <text:p>0,67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/>
          <table:table-cell table:formula="of:=SUM([.D148:.M148])" office:value-type="float" office:value="4.39" calcext:value-type="float">
            <text:p>4,39</text:p>
          </table:table-cell>
          <table:table-cell table:formula="of:=[.N148]/[.N146]" office:value-type="float" office:value="0.731666666666667" calcext:value-type="float">
            <text:p>0,731666666666667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150:.M150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formula="of:=SUM([.D152:.M152])" office:value-type="float" office:value="4.16" calcext:value-type="float">
            <text:p>4,16</text:p>
          </table:table-cell>
          <table:table-cell table:formula="of:=[.N152]/[.N150]" office:value-type="float" office:value="0.693333333333333" calcext:value-type="float">
            <text:p>0,693333333333333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usty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54:.M154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75" calcext:value-type="float">
            <text:p>0,875</text:p>
          </table:table-cell>
          <table:table-cell office:value-type="float" office:value="0.89" calcext:value-type="float">
            <text:p>0,89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.86" calcext:value-type="float">
            <text:p>0,86</text:p>
          </table:table-cell>
          <table:table-cell office:value-type="float" office:value="0.875" calcext:value-type="float">
            <text:p>0,875</text:p>
          </table:table-cell>
          <table:table-cell office:value-type="float" office:value="0.89" calcext:value-type="float">
            <text:p>0,89</text:p>
          </table:table-cell>
          <table:table-cell/>
          <table:table-cell table:formula="of:=SUM([.D156:.M156])" office:value-type="float" office:value="7.625" calcext:value-type="float">
            <text:p>7,625</text:p>
          </table:table-cell>
          <table:table-cell table:formula="of:=[.N156]/[.N154]" office:value-type="float" office:value="0.953125" calcext:value-type="float">
            <text:p>0,953125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t Bo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158:.M158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33" calcext:value-type="float">
            <text:p>0,33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table:formula="of:=SUM([.D160:.M160])" office:value-type="float" office:value="3.42" calcext:value-type="float">
            <text:p>3,42</text:p>
          </table:table-cell>
          <table:table-cell table:formula="of:=[.N160]/[.N158]" office:value-type="float" office:value="0.57" calcext:value-type="float">
            <text:p>0,57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er taver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62:.M162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33" calcext:value-type="float">
            <text:p>0,33</text:p>
          </table:table-cell>
          <table:table-cell office:value-type="float" office:value="0.29" calcext:value-type="float">
            <text:p>0,29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.38" calcext:value-type="float">
            <text:p>0,38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SUM([.D164:.M164])" office:value-type="float" office:value="2.78" calcext:value-type="float">
            <text:p>2,78</text:p>
          </table:table-cell>
          <table:table-cell table:formula="of:=[.N164]/[.N162]" office:value-type="float" office:value="0.695" calcext:value-type="float">
            <text:p>0,695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tupid Flander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166:.M166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office:value-type="string" calcext:value-type="string">
            <text:p>Prec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33" calcext:value-type="float">
            <text:p>0,33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Precision(relevan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formula="of:=SUM([.D168:.M168])" office:value-type="float" office:value="2.73" calcext:value-type="float">
            <text:p>2,73</text:p>
          </table:table-cell>
          <table:table-cell table:formula="of:=[.N168]/[.N166]" office:value-type="float" office:value="0.6825" calcext:value-type="float">
            <text:p>0,6825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Okily Dokily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formula="of:=SUM([.D170:.M170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office:value-type="string" calcext:value-type="string">
            <text:p>Precision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Precision(relevant)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172:.M172])" office:value-type="float" office:value="10" calcext:value-type="float">
            <text:p>10</text:p>
          </table:table-cell>
          <table:table-cell table:formula="of:=[.N172]/[.N170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18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Lisa saxophone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174:.M174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57" calcext:value-type="float">
            <text:p>0,57</text:p>
          </table:table-cell>
          <table:table-cell office:value-type="float" office:value="0.63" calcext:value-type="float">
            <text:p>0,63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Precision(relevant)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0.67" calcext:value-type="float">
            <text:p>0,67</text:p>
          </table:table-cell>
          <table:table-cell/>
          <table:table-cell office:value-type="float" office:value="0.63" calcext:value-type="float">
            <text:p>0,63</text:p>
          </table:table-cell>
          <table:table-cell table:number-columns-repeated="2"/>
          <table:table-cell table:formula="of:=SUM([.D176:.M176])" office:value-type="float" office:value="3.22" calcext:value-type="float">
            <text:p>3,22</text:p>
          </table:table-cell>
          <table:table-cell table:formula="of:=[.N176]/[.N174]" office:value-type="float" office:value="0.644" calcext:value-type="float">
            <text:p>0,644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18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Lisa Bart treehouse 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D178:.M178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office:value-type="string" calcext:value-type="string">
            <text:p>Preci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57" calcext:value-type="float">
            <text:p>0,57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Precision(relevant)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57" calcext:value-type="float">
            <text:p>0,57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table:formula="of:=SUM([.D180:.M180])" office:value-type="float" office:value="3.72" calcext:value-type="float">
            <text:p>3,72</text:p>
          </table:table-cell>
          <table:table-cell table:formula="of:=[.N180]/[.N178]" office:value-type="float" office:value="0.531428571428571" calcext:value-type="float">
            <text:p>0,531428571428571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4"/>
          <table:table-cell table:number-columns-repeated="18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lisa milhouse alone 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183:.M18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office:value-type="string" calcext:value-type="string">
            <text:p>Precis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Precision(relevant)</text:p>
          </table:table-cell>
          <table:table-cell table:number-columns-repeated="7"/>
          <table:table-cell office:value-type="float" office:value="0.13" calcext:value-type="float">
            <text:p>0,13</text:p>
          </table:table-cell>
          <table:table-cell table:number-columns-repeated="2"/>
          <table:table-cell table:formula="of:=SUM([.D185:.M185])" office:value-type="float" office:value="0.13" calcext:value-type="float">
            <text:p>0,13</text:p>
          </table:table-cell>
          <table:table-cell table:formula="of:=[.N185]/[.N183]" office:value-type="float" office:value="0.13" calcext:value-type="float">
            <text:p>0,13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18"/>
        </table:table-row>
        <table:table-row table:style-name="ro1">
          <table:table-cell table:style-name="ce2"/>
          <table:table-cell table:style-name="ce5"/>
          <table:table-cell table:style-name="ce2"/>
          <table:table-cell table:number-columns-repeated="17"/>
        </table:table-row>
        <table:table-row table:style-name="ro1" table:number-rows-repeated="3">
          <table:table-cell table:style-name="ce2"/>
          <table:table-cell table:style-name="ce6"/>
          <table:table-cell table:style-name="ce2"/>
          <table:table-cell table:number-columns-repeated="17"/>
        </table:table-row>
        <table:table-row table:style-name="ro1">
          <table:table-cell table:style-name="ce2"/>
          <table:table-cell table:style-name="ce5"/>
          <table:table-cell table:style-name="ce2"/>
          <table:table-cell table:number-columns-repeated="17"/>
        </table:table-row>
        <table:table-row table:style-name="ro1" table:number-rows-repeated="2">
          <table:table-cell table:style-name="ce2" table:number-columns-repeated="3"/>
          <table:table-cell table:number-columns-repeated="17"/>
        </table:table-row>
        <table:table-row table:style-name="ro1">
          <table:table-cell table:number-columns-repeated="14"/>
          <table:table-cell office:value-type="string" calcext:value-type="string">
            <text:p>Summe:</text:p>
          </table:table-cell>
          <table:table-cell office:value-type="string" calcext:value-type="string">
            <text:p>MAP:</text:p>
          </table:table-cell>
          <table:table-cell table:number-columns-repeated="4"/>
        </table:table-row>
        <table:table-row table:style-name="ro1">
          <table:table-cell table:number-columns-repeated="14"/>
          <table:table-cell table:formula="of:=SUM([.O8:.O185])" office:value-type="float" office:value="30.9526964285714" calcext:value-type="float">
            <text:p>30,9526964285714</text:p>
          </table:table-cell>
          <table:table-cell table:style-name="ce7" table:formula="of:=[.O195]/COUNT([.O8:.O185])" office:value-type="float" office:value="0.687837698412698" calcext:value-type="float">
            <text:p>0,68783769841269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.00.0000</text:date>, <text:time style:data-style-name="N2" text:time-value="10:53:07.45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21:04:18.100000000</meta:creation-date>
    <dc:date>2019-08-15T21:21:19.429000000</dc:date>
    <meta:editing-duration>PT12H49M19S</meta:editing-duration>
    <meta:editing-cycles>66</meta:editing-cycles>
    <meta:generator>LibreOffice/6.1.4.2$Windows_X86_64 LibreOffice_project/9d0f32d1f0b509096fd65e0d4bec26ddd1938fd3</meta:generator>
    <meta:document-statistic meta:table-count="2" meta:cell-count="2817" meta:object-count="0"/>
  </office:meta>
</office:document-meta>
</file>